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Qatar194</text:p>
          </table:table-cell>
          <table:table-cell office:value-type="string">
            <text:p>None</text:p>
          </table:table-cell>
          <table:table-cell office:value-type="string">
            <text:p>2-Opt</text:p>
          </table:table-cell>
          <table:table-cell office:value-type="string">
            <text:p>3-Opt</text:p>
          </table:table-cell>
          <table:table-cell table:number-columns-repeated="2"/>
        </table:table-row>
        <table:table-row table:style-name="ro1">
          <table:table-cell office:value-type="string">
            <text:p>Random</text:p>
          </table:table-cell>
          <table:table-cell table:formula="of:=93071.4/[.F4]" office:value-type="float" office:value="9.95203165098375">
            <text:p>9.952031651</text:p>
          </table:table-cell>
          <table:table-cell table:formula="of:=9905.03/[.F4]" office:value-type="float" office:value="1.05913494439692">
            <text:p>1.0591349444</text:p>
          </table:table-cell>
          <table:table-cell table:formula="of:=9583.61/[.F4]" office:value-type="float" office:value="1.02476582549187">
            <text:p>1.0247658255</text:p>
          </table:table-cell>
          <table:table-cell table:number-columns-repeated="2"/>
        </table:table-row>
        <table:table-row table:style-name="ro2">
          <table:table-cell office:value-type="string">
            <text:p>NN</text:p>
          </table:table-cell>
          <table:table-cell table:formula="of:=11892.9/9352" office:value-type="float" office:value="1.27169589392643">
            <text:p>1.2716958939</text:p>
          </table:table-cell>
          <table:table-cell table:formula="of:=9595.1/[.F4]" office:value-type="float" office:value="1.02599443969204">
            <text:p>1.0259944397</text:p>
          </table:table-cell>
          <table:table-cell table:formula="of:=9514.1/[.F4]" office:value-type="float" office:value="1.01733319076133">
            <text:p>1.0173331908</text:p>
          </table:table-cell>
          <table:table-cell/>
          <table:table-cell office:value-type="string">
            <text:p>Opttour 9352</text:p>
          </table:table-cell>
        </table:table-row>
        <table:table-row table:style-name="ro1">
          <table:table-cell office:value-type="string">
            <text:p>Greedy</text:p>
          </table:table-cell>
          <table:table-cell table:formula="of:=11606/[.F4]" office:value-type="float" office:value="1.24101796407186">
            <text:p>1.2410179641</text:p>
          </table:table-cell>
          <table:table-cell table:formula="of:=9755.06/[.F4]" office:value-type="float" office:value="1.04309880239521">
            <text:p>1.0430988024</text:p>
          </table:table-cell>
          <table:table-cell table:formula="of:=9555.63/[.F4]" office:value-type="float" office:value="1.02177395209581">
            <text:p>1.0217739521</text:p>
          </table:table-cell>
          <table:table-cell/>
          <table:table-cell office:value-type="float" office:value="9352">
            <text:p>9352</text:p>
          </table:table-cell>
        </table:table-row>
        <table:table-row table:style-name="ro2">
          <table:table-cell office:value-type="string">
            <text:p>Christofid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Zimbabwe929</text:p>
          </table:table-cell>
          <table:table-cell office:value-type="string">
            <text:p>None</text:p>
          </table:table-cell>
          <table:table-cell office:value-type="string">
            <text:p>2-Opt</text:p>
          </table:table-cell>
          <table:table-cell office:value-type="string">
            <text:p>3-Opt</text:p>
          </table:table-cell>
          <table:table-cell table:number-columns-repeated="2"/>
        </table:table-row>
        <table:table-row table:style-name="ro1">
          <table:table-cell office:value-type="string">
            <text:p>Random</text:p>
          </table:table-cell>
          <table:table-cell table:formula="of:=2358610/[.F9]" office:value-type="float" office:value="24.7376370024647">
            <text:p>24.7376370025</text:p>
          </table:table-cell>
          <table:table-cell table:formula="of:=106546/[.F9]" office:value-type="float" office:value="1.11747863023756">
            <text:p>1.1174786302</text:p>
          </table:table-cell>
          <table:table-cell table:formula="of:=101385/[.F9]" office:value-type="float" office:value="1.06334889087">
            <text:p>1.0633488909</text:p>
          </table:table-cell>
          <table:table-cell table:number-columns-repeated="2"/>
        </table:table-row>
        <table:table-row table:style-name="ro1">
          <table:table-cell office:value-type="string">
            <text:p>NN</text:p>
          </table:table-cell>
          <table:table-cell table:formula="of:=116863/[.F9]" office:value-type="float" office:value="1.22568566783785">
            <text:p>1.2256856678</text:p>
          </table:table-cell>
          <table:table-cell table:formula="of:=101179/[.F9]" office:value-type="float" office:value="1.06118831611516">
            <text:p>1.0611883161</text:p>
          </table:table-cell>
          <table:table-cell table:formula="of:=99127.3/[.F9]" office:value-type="float" office:value="1.0396696208506">
            <text:p>1.0396696209</text:p>
          </table:table-cell>
          <table:table-cell/>
          <table:table-cell office:value-type="float" office:value="95345">
            <text:p>95345</text:p>
          </table:table-cell>
        </table:table-row>
        <table:table-row table:style-name="ro1">
          <table:table-cell office:value-type="string">
            <text:p>Greedy</text:p>
          </table:table-cell>
          <table:table-cell table:formula="of:=107388/[.F9]" office:value-type="float" office:value="1.12630971734228">
            <text:p>1.1263097173</text:p>
          </table:table-cell>
          <table:table-cell table:formula="of:=100458/[.F9]" office:value-type="float" office:value="1.05362630447323">
            <text:p>1.0536263045</text:p>
          </table:table-cell>
          <table:table-cell table:formula="of:=99643/[.F9]" office:value-type="float" office:value="1.04507839949657">
            <text:p>1.0450783995</text:p>
          </table:table-cell>
          <table:table-cell table:number-columns-repeated="2"/>
        </table:table-row>
        <table:table-row table:style-name="ro2">
          <table:table-cell office:value-type="string">
            <text:p>Christofid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Uruguay734</text:p>
          </table:table-cell>
          <table:table-cell office:value-type="string">
            <text:p>None</text:p>
          </table:table-cell>
          <table:table-cell office:value-type="string">
            <text:p>2-Opt</text:p>
          </table:table-cell>
          <table:table-cell office:value-type="string">
            <text:p>3-Opt</text:p>
          </table:table-cell>
          <table:table-cell table:number-columns-repeated="2"/>
        </table:table-row>
        <table:table-row table:style-name="ro1">
          <table:table-cell office:value-type="string">
            <text:p>Random</text:p>
          </table:table-cell>
          <table:table-cell table:formula="of:=1635890/[.F14]" office:value-type="float" office:value="20.6776297494754">
            <text:p>20.6776297495</text:p>
          </table:table-cell>
          <table:table-cell table:formula="of:=88449/[.F14]" office:value-type="float" office:value="1.11799428672548">
            <text:p>1.1179942867</text:p>
          </table:table-cell>
          <table:table-cell table:formula="of:=83508.7/[.F14]" office:value-type="float" office:value="1.055548954673">
            <text:p>1.0555489547</text:p>
          </table:table-cell>
          <table:table-cell/>
          <table:table-cell office:value-type="float" office:value="79114">
            <text:p>79114</text:p>
          </table:table-cell>
        </table:table-row>
        <table:table-row table:style-name="ro1">
          <table:table-cell office:value-type="string">
            <text:p>NN</text:p>
          </table:table-cell>
          <table:table-cell table:formula="of:=100920/[.F14]" office:value-type="float" office:value="1.27562757539753">
            <text:p>1.2756275754</text:p>
          </table:table-cell>
          <table:table-cell table:formula="of:=84467.1/[.F14]" office:value-type="float" office:value="1.06766311904341">
            <text:p>1.067663119</text:p>
          </table:table-cell>
          <table:table-cell table:formula="of:=82728/[.F14]" office:value-type="float" office:value="1.04568091614632">
            <text:p>1.0456809161</text:p>
          </table:table-cell>
          <table:table-cell table:number-columns-repeated="2"/>
        </table:table-row>
        <table:table-row table:style-name="ro1">
          <table:table-cell office:value-type="string">
            <text:p>Greedy</text:p>
          </table:table-cell>
          <table:table-cell table:formula="of:=92362.1/[.F14]" office:value-type="float" office:value="1.16745582324241">
            <text:p>1.1674558232</text:p>
          </table:table-cell>
          <table:table-cell table:formula="of:=82932.2/[.F14]" office:value-type="float" office:value="1.04826200166848">
            <text:p>1.0482620017</text:p>
          </table:table-cell>
          <table:table-cell table:formula="of:=81510.1/[.F14]" office:value-type="float" office:value="1.03028667492479">
            <text:p>1.0302866749</text:p>
          </table:table-cell>
          <table:table-cell table:number-columns-repeated="2"/>
        </table:table-row>
        <table:table-row table:style-name="ro2">
          <table:table-cell office:value-type="string">
            <text:p>Christofides</text:p>
          </table:table-cell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ångberg</meta:initial-creator>
    <meta:creation-date>2013-12-05T16:06:41</meta:creation-date>
    <dc:date>2013-12-05T16:52:10</dc:date>
    <dc:creator>Dennis Sångberg</dc:creator>
    <meta:editing-duration>PT14M19S</meta:editing-duration>
    <meta:editing-cycles>1</meta:editing-cycles>
    <meta:document-statistic meta:table-count="3" meta:cell-count="55" meta:object-count="0"/>
    <meta:generator>LibreOffice/3.5$Linux_X86_64 LibreOffice_project/350m1$Build-2</meta:generator>
  </office:meta>
</office:document-meta>
</file>